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Tahoma" fo:font-size="10pt" fo:background-color="#ffffff" style:font-size-asian="10pt" style:font-size-complex="10pt"/>
    </style:style>
    <style:style style:name="P2" style:family="paragraph" style:parent-style-name="Standard">
      <style:text-properties style:font-name="Courier New" fo:font-size="8pt" fo:language="en" fo:country="US" officeooo:rsid="000132f4" officeooo:paragraph-rsid="000132f4" style:font-size-asian="8pt" style:font-size-complex="8pt"/>
    </style:style>
    <style:style style:name="P3" style:family="paragraph" style:parent-style-name="Standard">
      <style:text-properties style:font-name="Courier New" fo:font-size="8pt" fo:language="en" fo:country="US" officeooo:rsid="000132f4" officeooo:paragraph-rsid="00251135" style:font-size-asian="8pt" style:font-size-complex="8pt"/>
    </style:style>
    <style:style style:name="P4" style:family="paragraph" style:parent-style-name="Standard">
      <style:paragraph-properties fo:text-align="justify" style:justify-single-word="false"/>
      <style:text-properties style:font-name="Courier New" fo:font-size="10pt" fo:language="ru" fo:country="RU" officeooo:rsid="000e13a5" officeooo:paragraph-rsid="000e13a5" style:font-size-asian="10pt" style:font-size-complex="10pt"/>
    </style:style>
    <style:style style:name="P5" style:family="paragraph" style:parent-style-name="Standard">
      <style:paragraph-properties fo:text-align="justify" style:justify-single-word="false"/>
      <style:text-properties style:font-name="Courier New" fo:font-size="10pt" fo:language="ru" fo:country="RU" officeooo:rsid="000e13a5" officeooo:paragraph-rsid="000e563e" style:font-size-asian="10pt" style:font-size-complex="10pt"/>
    </style:style>
    <style:style style:name="P6" style:family="paragraph" style:parent-style-name="Standard">
      <style:paragraph-properties fo:text-align="justify" style:justify-single-word="false"/>
      <style:text-properties style:font-name="Courier New" fo:font-size="10pt" fo:language="ru" fo:country="RU" officeooo:rsid="002beccd" officeooo:paragraph-rsid="002beccd" style:font-size-asian="10pt" style:font-size-complex="10pt"/>
    </style:style>
    <style:style style:name="P7" style:family="paragraph" style:parent-style-name="Standard">
      <style:text-properties style:font-name="Tahoma" fo:font-size="8pt" fo:language="ru" fo:country="RU" officeooo:rsid="000132f4" officeooo:paragraph-rsid="000132f4" style:font-size-asian="8pt" style:font-size-complex="8pt"/>
    </style:style>
    <style:style style:name="P8" style:family="paragraph" style:parent-style-name="Standard">
      <style:text-properties style:font-name="Tahoma" fo:font-size="8pt" fo:language="ru" fo:country="RU" officeooo:rsid="000132f4" officeooo:paragraph-rsid="00251135" style:font-size-asian="8pt" style:font-size-complex="8pt"/>
    </style:style>
    <style:style style:name="P9" style:family="paragraph" style:parent-style-name="Standard">
      <style:text-properties style:font-name="Tahoma" fo:font-size="8pt" fo:language="ru" fo:country="RU" officeooo:rsid="00025762" officeooo:paragraph-rsid="00025762" style:font-size-asian="8pt" style:font-size-complex="8pt"/>
    </style:style>
    <style:style style:name="P10" style:family="paragraph" style:parent-style-name="Standard">
      <style:paragraph-properties fo:text-align="justify" style:justify-single-word="false"/>
      <style:text-properties style:font-name="Tahoma" fo:font-size="8pt" fo:language="ru" fo:country="RU" officeooo:rsid="00025762" officeooo:paragraph-rsid="00025762" style:font-size-asian="8pt" style:font-size-complex="8pt"/>
    </style:style>
    <style:style style:name="P11" style:family="paragraph" style:parent-style-name="Standard">
      <style:paragraph-properties fo:text-align="justify" style:justify-single-word="false"/>
      <style:text-properties style:font-name="Tahoma" fo:font-size="8pt" fo:language="ru" fo:country="RU" officeooo:rsid="0006fe62" officeooo:paragraph-rsid="0006fe62" style:font-size-asian="8pt" style:font-size-complex="8pt"/>
    </style:style>
    <style:style style:name="P12" style:family="paragraph" style:parent-style-name="Standard">
      <style:paragraph-properties fo:text-align="justify" style:justify-single-word="false"/>
      <style:text-properties style:font-name="Tahoma" fo:font-size="8pt" fo:language="ru" fo:country="RU" officeooo:rsid="0008d422" officeooo:paragraph-rsid="0008d422" style:font-size-asian="8pt" style:font-size-complex="8pt"/>
    </style:style>
    <style:style style:name="P13" style:family="paragraph" style:parent-style-name="Standard">
      <style:paragraph-properties fo:text-align="justify" style:justify-single-word="false"/>
      <style:text-properties style:font-name="Tahoma" fo:font-size="8pt" fo:language="ru" fo:country="RU" officeooo:rsid="000c0c87" officeooo:paragraph-rsid="000c0c87" style:font-size-asian="8pt" style:font-size-complex="8pt"/>
    </style:style>
    <style:style style:name="P14" style:family="paragraph" style:parent-style-name="Standard">
      <style:paragraph-properties fo:text-align="justify" style:justify-single-word="false"/>
      <style:text-properties style:font-name="Tahoma" fo:font-size="8pt" fo:language="ru" fo:country="RU" officeooo:rsid="000d1f32" officeooo:paragraph-rsid="000d1f32" style:font-size-asian="8pt" style:font-size-complex="8pt"/>
    </style:style>
    <style:style style:name="P15" style:family="paragraph" style:parent-style-name="Standard">
      <style:paragraph-properties fo:text-align="justify" style:justify-single-word="false"/>
      <style:text-properties style:font-name="Tahoma" fo:font-size="8pt" fo:language="ru" fo:country="RU" officeooo:rsid="000e13a5" officeooo:paragraph-rsid="000e13a5" style:font-size-asian="8pt" style:font-size-complex="8pt"/>
    </style:style>
    <style:style style:name="P16" style:family="paragraph" style:parent-style-name="Standard">
      <style:paragraph-properties fo:text-align="justify" style:justify-single-word="false"/>
      <style:text-properties style:font-name="Tahoma" fo:font-size="8pt" fo:language="ru" fo:country="RU" officeooo:rsid="000e13a5" officeooo:paragraph-rsid="000e563e" style:font-size-asian="8pt" style:font-size-complex="8pt"/>
    </style:style>
    <style:style style:name="P17" style:family="paragraph" style:parent-style-name="Standard">
      <style:paragraph-properties fo:text-align="justify" style:justify-single-word="false"/>
      <style:text-properties style:font-name="Tahoma" fo:font-size="8pt" fo:language="ru" fo:country="RU" officeooo:rsid="0011041a" officeooo:paragraph-rsid="0011041a" style:font-size-asian="8pt" style:font-size-complex="8pt"/>
    </style:style>
    <style:style style:name="P18" style:family="paragraph" style:parent-style-name="Standard">
      <style:paragraph-properties fo:text-align="justify" style:justify-single-word="false"/>
      <style:text-properties style:font-name="Tahoma" fo:font-size="8pt" fo:language="ru" fo:country="RU" officeooo:rsid="00139c52" officeooo:paragraph-rsid="00139c52" style:font-size-asian="8pt" style:font-size-complex="8pt"/>
    </style:style>
    <style:style style:name="P19" style:family="paragraph" style:parent-style-name="Standard">
      <style:paragraph-properties fo:text-align="justify" style:justify-single-word="false"/>
      <style:text-properties style:font-name="Tahoma" fo:font-size="8pt" fo:language="ru" fo:country="RU" officeooo:rsid="00139c52" officeooo:paragraph-rsid="002dc944" style:font-size-asian="8pt" style:font-size-complex="8pt"/>
    </style:style>
    <style:style style:name="P20" style:family="paragraph" style:parent-style-name="Standard">
      <style:paragraph-properties fo:text-align="justify" style:justify-single-word="false"/>
      <style:text-properties style:font-name="Tahoma" fo:font-size="8pt" fo:language="ru" fo:country="RU" officeooo:rsid="00156e8c" officeooo:paragraph-rsid="00156e8c" style:font-size-asian="8pt" style:font-size-complex="8pt"/>
    </style:style>
    <style:style style:name="P21" style:family="paragraph" style:parent-style-name="Standard">
      <style:paragraph-properties fo:text-align="justify" style:justify-single-word="false"/>
      <style:text-properties style:font-name="Tahoma" fo:font-size="8pt" fo:language="ru" fo:country="RU" officeooo:rsid="00177321" officeooo:paragraph-rsid="00177321" style:font-size-asian="8pt" style:font-size-complex="8pt"/>
    </style:style>
    <style:style style:name="P22" style:family="paragraph" style:parent-style-name="Standard">
      <style:paragraph-properties fo:text-align="justify" style:justify-single-word="false"/>
      <style:text-properties style:font-name="Tahoma" fo:font-size="8pt" fo:language="ru" fo:country="RU" officeooo:rsid="001a9b80" officeooo:paragraph-rsid="001a9b80" style:font-size-asian="8pt" style:font-size-complex="8pt"/>
    </style:style>
    <style:style style:name="P23" style:family="paragraph" style:parent-style-name="Standard">
      <style:paragraph-properties fo:text-align="justify" style:justify-single-word="false"/>
      <style:text-properties style:font-name="Tahoma" fo:font-size="8pt" fo:language="ru" fo:country="RU" officeooo:rsid="001a9b80" officeooo:paragraph-rsid="002870df" style:font-size-asian="8pt" style:font-size-complex="8pt"/>
    </style:style>
    <style:style style:name="P24" style:family="paragraph" style:parent-style-name="Standard">
      <style:paragraph-properties fo:text-align="justify" style:justify-single-word="false"/>
      <style:text-properties style:font-name="Tahoma" fo:font-size="8pt" fo:language="ru" fo:country="RU" officeooo:rsid="001a9b80" officeooo:paragraph-rsid="0028877d" style:font-size-asian="8pt" style:font-size-complex="8pt"/>
    </style:style>
    <style:style style:name="P25" style:family="paragraph" style:parent-style-name="Standard">
      <style:paragraph-properties fo:text-align="justify" style:justify-single-word="false"/>
      <style:text-properties style:font-name="Tahoma" fo:font-size="8pt" fo:language="ru" fo:country="RU" officeooo:rsid="001b9dad" officeooo:paragraph-rsid="001b9dad" style:font-size-asian="8pt" style:font-size-complex="8pt"/>
    </style:style>
    <style:style style:name="P26" style:family="paragraph" style:parent-style-name="Standard">
      <style:text-properties style:font-name="Tahoma" fo:font-size="8pt" fo:language="ru" fo:country="RU" officeooo:rsid="001b9dad" officeooo:paragraph-rsid="001b9dad" style:font-size-asian="8pt" style:font-size-complex="8pt"/>
    </style:style>
    <style:style style:name="P27" style:family="paragraph" style:parent-style-name="Standard">
      <style:paragraph-properties fo:text-align="justify" style:justify-single-word="false"/>
      <style:text-properties style:font-name="Tahoma" fo:font-size="8pt" fo:language="ru" fo:country="RU" officeooo:rsid="00207032" officeooo:paragraph-rsid="00207032" style:font-size-asian="8pt" style:font-size-complex="8pt"/>
    </style:style>
    <style:style style:name="P28" style:family="paragraph" style:parent-style-name="Standard">
      <style:paragraph-properties fo:text-align="justify" style:justify-single-word="false"/>
      <style:text-properties style:font-name="Tahoma" fo:font-size="8pt" fo:language="ru" fo:country="RU" officeooo:rsid="00207032" officeooo:paragraph-rsid="0021f035" style:font-size-asian="8pt" style:font-size-complex="8pt"/>
    </style:style>
    <style:style style:name="P29" style:family="paragraph" style:parent-style-name="Standard">
      <style:paragraph-properties fo:text-align="justify" style:justify-single-word="false"/>
      <style:text-properties style:font-name="Tahoma" fo:font-size="8pt" fo:language="ru" fo:country="RU" officeooo:rsid="0021f035" officeooo:paragraph-rsid="0021f035" style:font-size-asian="8pt" style:font-size-complex="8pt"/>
    </style:style>
    <style:style style:name="P30" style:family="paragraph" style:parent-style-name="Standard">
      <style:text-properties style:font-name="Tahoma" fo:font-size="8pt" fo:language="ru" fo:country="RU" officeooo:rsid="0024dd5a" officeooo:paragraph-rsid="0024dd5a" style:font-size-asian="8pt" style:font-size-complex="8pt"/>
    </style:style>
    <style:style style:name="P31" style:family="paragraph" style:parent-style-name="Standard">
      <style:paragraph-properties fo:text-align="justify" style:justify-single-word="false"/>
      <style:text-properties style:font-name="Tahoma" fo:font-size="8pt" fo:language="ru" fo:country="RU" officeooo:rsid="0025b83d" officeooo:paragraph-rsid="0025b83d" style:font-size-asian="8pt" style:font-size-complex="8pt"/>
    </style:style>
    <style:style style:name="P32" style:family="paragraph" style:parent-style-name="Standard">
      <style:paragraph-properties fo:text-align="justify" style:justify-single-word="false"/>
      <style:text-properties style:font-name="Tahoma" fo:font-size="8pt" fo:language="ru" fo:country="RU" officeooo:rsid="00280879" officeooo:paragraph-rsid="00280879" style:font-size-asian="8pt" style:font-size-complex="8pt"/>
    </style:style>
    <style:style style:name="P33" style:family="paragraph" style:parent-style-name="Standard">
      <style:paragraph-properties fo:text-align="justify" style:justify-single-word="false"/>
      <style:text-properties style:font-name="Tahoma" fo:font-size="8pt" fo:language="ru" fo:country="RU" officeooo:rsid="002870df" officeooo:paragraph-rsid="002870df" style:font-size-asian="8pt" style:font-size-complex="8pt"/>
    </style:style>
    <style:style style:name="P34" style:family="paragraph" style:parent-style-name="Standard">
      <style:paragraph-properties fo:text-align="justify" style:justify-single-word="false"/>
      <style:text-properties style:font-name="Tahoma" fo:font-size="8pt" fo:language="ru" fo:country="RU" officeooo:rsid="002870df" officeooo:paragraph-rsid="0028877d" style:font-size-asian="8pt" style:font-size-complex="8pt"/>
    </style:style>
    <style:style style:name="P35" style:family="paragraph" style:parent-style-name="Standard">
      <style:paragraph-properties fo:text-align="justify" style:justify-single-word="false"/>
      <style:text-properties style:font-name="Tahoma" fo:font-size="8pt" fo:language="ru" fo:country="RU" officeooo:rsid="001d883e" officeooo:paragraph-rsid="001d883e" style:font-size-asian="8pt" style:font-size-complex="8pt"/>
    </style:style>
    <style:style style:name="P36" style:family="paragraph" style:parent-style-name="Standard">
      <style:paragraph-properties fo:text-align="justify" style:justify-single-word="false"/>
      <style:text-properties style:font-name="Tahoma" fo:font-size="8pt" fo:language="ru" fo:country="RU" officeooo:rsid="002beccd" officeooo:paragraph-rsid="002beccd" style:font-size-asian="8pt" style:font-size-complex="8pt"/>
    </style:style>
    <style:style style:name="P37" style:family="paragraph" style:parent-style-name="Standard">
      <style:paragraph-properties fo:text-align="justify" style:justify-single-word="false"/>
      <style:text-properties style:font-name="Tahoma" fo:font-size="8pt" fo:language="ru" fo:country="RU" officeooo:rsid="002beccd" officeooo:paragraph-rsid="002c5122" style:font-size-asian="8pt" style:font-size-complex="8pt"/>
    </style:style>
    <style:style style:name="P38" style:family="paragraph" style:parent-style-name="Standard">
      <style:paragraph-properties fo:text-align="justify" style:justify-single-word="false"/>
      <style:text-properties style:font-name="Tahoma" fo:font-size="8pt" fo:language="ru" fo:country="RU" officeooo:rsid="002dc944" officeooo:paragraph-rsid="002dc944" style:font-size-asian="8pt" style:font-size-complex="8pt"/>
    </style:style>
    <style:style style:name="P39" style:family="paragraph" style:parent-style-name="Standard">
      <style:paragraph-properties fo:text-align="justify" style:justify-single-word="false"/>
      <style:text-properties style:font-name="Tahoma" fo:font-size="8pt" fo:language="ru" fo:country="RU" officeooo:rsid="002e313b" officeooo:paragraph-rsid="002e313b" style:font-size-asian="8pt" style:font-size-complex="8pt"/>
    </style:style>
    <style:style style:name="P40" style:family="paragraph" style:parent-style-name="Standard">
      <style:paragraph-properties fo:text-align="justify" style:justify-single-word="false"/>
      <style:text-properties style:font-name="Tahoma" fo:font-size="8pt" fo:language="ru" fo:country="RU" officeooo:rsid="0018ba1e" officeooo:paragraph-rsid="0018ba1e" style:font-size-asian="8pt" style:font-size-complex="8pt"/>
    </style:style>
    <style:style style:name="P41" style:family="paragraph" style:parent-style-name="Standard">
      <style:paragraph-properties fo:text-align="justify" style:justify-single-word="false"/>
      <style:text-properties style:font-name="Tahoma" fo:font-size="8pt" fo:language="ru" fo:country="RU" officeooo:rsid="002fe920" officeooo:paragraph-rsid="002fe920" style:font-size-asian="8pt" style:font-size-complex="8pt"/>
    </style:style>
    <style:style style:name="P42" style:family="paragraph" style:parent-style-name="Standard">
      <style:paragraph-properties fo:text-align="justify" style:justify-single-word="false"/>
      <style:text-properties style:font-name="Tahoma" fo:font-size="8pt" fo:language="ru" fo:country="RU" officeooo:rsid="0030460c" officeooo:paragraph-rsid="0030460c" style:font-size-asian="8pt" style:font-size-complex="8pt"/>
    </style:style>
    <style:style style:name="P43" style:family="paragraph" style:parent-style-name="Standard">
      <style:paragraph-properties fo:text-align="justify" style:justify-single-word="false"/>
      <style:text-properties style:font-name="Tahoma" fo:font-size="8pt" fo:language="ru" fo:country="RU" officeooo:rsid="003056e8" officeooo:paragraph-rsid="003056e8" style:font-size-asian="8pt" style:font-size-complex="8pt"/>
    </style:style>
    <style:style style:name="P44" style:family="paragraph" style:parent-style-name="Standard">
      <style:paragraph-properties fo:text-align="justify" style:justify-single-word="false"/>
      <style:text-properties style:font-name="Tahoma" fo:font-size="8pt" fo:language="ru" fo:country="RU" officeooo:rsid="00309e0b" officeooo:paragraph-rsid="00309e0b" style:font-size-asian="8pt" style:font-size-complex="8pt"/>
    </style:style>
    <style:style style:name="P45" style:family="paragraph" style:parent-style-name="Standard">
      <style:paragraph-properties fo:text-align="justify" style:justify-single-word="false"/>
      <style:text-properties style:font-name="Tahoma" fo:font-size="8pt" fo:language="ru" fo:country="RU" officeooo:rsid="0030a28d" officeooo:paragraph-rsid="0030a28d" style:font-size-asian="8pt" style:font-size-complex="8pt"/>
    </style:style>
    <style:style style:name="P46" style:family="paragraph" style:parent-style-name="Standard">
      <style:paragraph-properties fo:text-align="justify" style:justify-single-word="false"/>
      <style:text-properties style:font-name="Tahoma" fo:font-size="8pt" fo:language="ru" fo:country="RU" officeooo:rsid="0031f54a" officeooo:paragraph-rsid="0031f54a" style:font-size-asian="8pt" style:font-size-complex="8pt"/>
    </style:style>
    <style:style style:name="P47" style:family="paragraph" style:parent-style-name="Standard">
      <style:text-properties fo:color="#808080" style:font-name="Courier New" fo:font-size="10pt" fo:language="ru" fo:country="RU" fo:font-weight="bold" officeooo:rsid="000132f4" officeooo:paragraph-rsid="000132f4" style:font-size-asian="10pt" style:font-weight-asian="bold" style:font-size-complex="10pt" style:font-weight-complex="bold"/>
    </style:style>
    <style:style style:name="P48" style:family="paragraph" style:parent-style-name="Standard">
      <style:text-properties fo:color="#808080" style:font-name="Courier New" fo:font-size="10pt" fo:language="ru" fo:country="RU" fo:font-weight="bold" officeooo:rsid="00025762" officeooo:paragraph-rsid="00025762" style:font-size-asian="10pt" style:font-weight-asian="bold" style:font-size-complex="10pt" style:font-weight-complex="bold"/>
    </style:style>
    <style:style style:name="P49" style:family="paragraph" style:parent-style-name="Standard">
      <style:paragraph-properties fo:text-align="justify" style:justify-single-word="false"/>
      <style:text-properties fo:color="#808080" style:font-name="Courier New" fo:font-size="10pt" fo:language="ru" fo:country="RU" fo:font-weight="bold" officeooo:rsid="000d1f32" officeooo:paragraph-rsid="000d1f32" style:font-size-asian="10pt" style:font-weight-asian="bold" style:font-size-complex="10pt" style:font-weight-complex="bold"/>
    </style:style>
    <style:style style:name="P50" style:family="paragraph" style:parent-style-name="Standard">
      <style:paragraph-properties fo:text-align="justify" style:justify-single-word="false"/>
      <style:text-properties fo:color="#808080" style:font-name="Courier New" fo:font-size="10pt" fo:language="ru" fo:country="RU" fo:font-weight="bold" officeooo:rsid="00139c52" officeooo:paragraph-rsid="00139c52" style:font-size-asian="10pt" style:font-weight-asian="bold" style:font-size-complex="10pt" style:font-weight-complex="bold"/>
    </style:style>
    <style:style style:name="P51" style:family="paragraph" style:parent-style-name="Standard">
      <style:paragraph-properties fo:text-align="justify" style:justify-single-word="false"/>
      <style:text-properties fo:color="#808080" style:font-name="Courier New" fo:font-size="10pt" fo:language="ru" fo:country="RU" fo:font-weight="bold" officeooo:rsid="00207032" officeooo:paragraph-rsid="00207032" style:font-size-asian="10pt" style:font-weight-asian="bold" style:font-size-complex="10pt" style:font-weight-complex="bold"/>
    </style:style>
    <style:style style:name="P52" style:family="paragraph" style:parent-style-name="Standard">
      <style:text-properties fo:color="#808080" style:font-name="Courier New" fo:font-size="10pt" fo:language="ru" fo:country="RU" fo:font-weight="bold" officeooo:rsid="0024dd5a" officeooo:paragraph-rsid="0024dd5a" style:font-size-asian="10pt" style:font-weight-asian="bold" style:font-size-complex="10pt" style:font-weight-complex="bold"/>
    </style:style>
    <style:style style:name="P53" style:family="paragraph" style:parent-style-name="Standard">
      <style:paragraph-properties fo:text-align="justify" style:justify-single-word="false"/>
      <style:text-properties fo:color="#808080" style:font-name="Courier New" fo:font-size="10pt" fo:language="ru" fo:country="RU" fo:font-weight="bold" officeooo:rsid="0005f1fb" officeooo:paragraph-rsid="0005f1fb" style:font-size-asian="10pt" style:font-weight-asian="bold" style:font-size-complex="10pt" style:font-weight-complex="bold"/>
    </style:style>
    <style:style style:name="P54" style:family="paragraph" style:parent-style-name="Standard">
      <style:paragraph-properties fo:text-align="justify" style:justify-single-word="false"/>
      <style:text-properties fo:color="#808080" style:font-name="Courier New" fo:font-size="10pt" fo:language="ru" fo:country="RU" fo:font-weight="bold" officeooo:rsid="000e13a5" officeooo:paragraph-rsid="000e13a5" style:font-size-asian="10pt" style:font-weight-asian="bold" style:font-size-complex="10pt" style:font-weight-complex="bold"/>
    </style:style>
    <style:style style:name="P55" style:family="paragraph" style:parent-style-name="Standard">
      <style:paragraph-properties fo:text-align="justify" style:justify-single-word="false"/>
      <style:text-properties fo:color="#808080" style:font-name="Courier New" fo:font-size="10pt" fo:language="ru" fo:country="RU" fo:font-weight="bold" officeooo:rsid="00156e8c" officeooo:paragraph-rsid="002dc944" style:font-size-asian="10pt" style:font-weight-asian="bold" style:font-size-complex="10pt" style:font-weight-complex="bold"/>
    </style:style>
    <style:style style:name="P56" style:family="paragraph" style:parent-style-name="Standard">
      <style:paragraph-properties fo:text-align="justify" style:justify-single-word="false"/>
      <style:text-properties fo:color="#808080" style:font-name="Courier New" fo:font-size="10pt" fo:language="ru" fo:country="RU" fo:font-weight="bold" officeooo:rsid="002fe920" officeooo:paragraph-rsid="002fe920" style:font-size-asian="10pt" style:font-weight-asian="bold" style:font-size-complex="10pt" style:font-weight-complex="bold"/>
    </style:style>
    <style:style style:name="P57" style:family="paragraph" style:parent-style-name="Standard">
      <style:paragraph-properties fo:text-align="justify" style:justify-single-word="false"/>
      <style:text-properties fo:color="#808080" style:font-name="Courier New" fo:font-size="10pt" fo:language="ru" fo:country="RU" fo:font-weight="bold" officeooo:rsid="0031f54a" officeooo:paragraph-rsid="0031f54a" style:font-size-asian="10pt" style:font-weight-asian="bold" style:font-size-complex="10pt" style:font-weight-complex="bold"/>
    </style:style>
    <style:style style:name="P58" style:family="paragraph" style:parent-style-name="Standard">
      <style:paragraph-properties fo:text-align="justify" style:justify-single-word="false"/>
      <style:text-properties fo:color="#808080" style:font-name="Courier New" fo:font-size="10pt" fo:language="en" fo:country="US" fo:font-weight="bold" officeooo:rsid="00156e8c" officeooo:paragraph-rsid="002dc944" style:font-size-asian="10pt" style:font-weight-asian="bold" style:font-size-complex="10pt" style:font-weight-complex="bold"/>
    </style:style>
    <style:style style:name="P59" style:family="paragraph" style:parent-style-name="Standard">
      <style:text-properties fo:color="#808080" style:font-name="Courier New" fo:font-size="14pt" fo:language="ru" fo:country="RU" fo:font-weight="bold" officeooo:rsid="00025762" officeooo:paragraph-rsid="00025762" style:font-size-asian="14pt" style:font-weight-asian="bold" style:font-size-complex="14pt" style:font-weight-complex="bold"/>
    </style:style>
    <style:style style:name="P60" style:family="paragraph" style:parent-style-name="Standard">
      <style:paragraph-properties fo:text-align="justify" style:justify-single-word="false"/>
      <style:text-properties fo:color="#808080" style:font-name="Courier New" fo:font-size="14pt" fo:language="ru" fo:country="RU" fo:font-weight="bold" officeooo:rsid="00177321" officeooo:paragraph-rsid="00177321" style:font-size-asian="14pt" style:font-weight-asian="bold" style:font-size-complex="14pt" style:font-weight-complex="bold"/>
    </style:style>
    <style:style style:name="P61" style:family="paragraph" style:parent-style-name="Standard">
      <style:text-properties fo:color="#808080" style:font-name="Courier New" fo:font-size="14pt" fo:language="ru" fo:country="RU" fo:font-weight="bold" officeooo:rsid="00177321" officeooo:paragraph-rsid="00177321" style:font-size-asian="14pt" style:font-weight-asian="bold" style:font-size-complex="14pt" style:font-weight-complex="bold"/>
    </style:style>
    <style:style style:name="P62" style:family="paragraph" style:parent-style-name="Standard">
      <style:paragraph-properties fo:text-align="justify" style:justify-single-word="false"/>
      <style:text-properties fo:color="#808080" style:font-name="Courier New" fo:font-size="14pt" fo:language="ru" fo:country="RU" fo:font-weight="bold" officeooo:rsid="0025b83d" officeooo:paragraph-rsid="0025b83d" style:font-size-asian="14pt" style:font-weight-asian="bold" style:font-size-complex="14pt" style:font-weight-complex="bold"/>
    </style:style>
    <style:style style:name="P63" style:family="paragraph" style:parent-style-name="Standard">
      <style:text-properties fo:color="#808080" style:font-name="Courier New" fo:font-size="12pt" fo:language="ru" fo:country="RU" fo:font-weight="bold" officeooo:rsid="00025762" officeooo:paragraph-rsid="00025762" style:font-size-asian="12pt" style:font-weight-asian="bold" style:font-size-complex="12pt" style:font-weight-complex="bold"/>
    </style:style>
    <style:style style:name="P64" style:family="paragraph" style:parent-style-name="Standard">
      <style:paragraph-properties fo:text-align="justify" style:justify-single-word="false"/>
      <style:text-properties fo:color="#808080" style:font-name="Courier New" fo:font-size="12pt" fo:language="ru" fo:country="RU" fo:font-weight="bold" officeooo:rsid="000d1f32" officeooo:paragraph-rsid="000d1f32" style:font-size-asian="12pt" style:font-weight-asian="bold" style:font-size-complex="12pt" style:font-weight-complex="bold"/>
    </style:style>
    <style:style style:name="P65" style:family="paragraph" style:parent-style-name="Standard">
      <style:paragraph-properties fo:text-align="justify" style:justify-single-word="false"/>
      <style:text-properties fo:color="#808080" style:font-name="Courier New" fo:font-size="12pt" fo:language="ru" fo:country="RU" fo:font-weight="bold" officeooo:rsid="002e313b" officeooo:paragraph-rsid="002e313b" style:font-size-asian="12pt" style:font-weight-asian="bold" style:font-size-complex="12pt" style:font-weight-complex="bold"/>
    </style:style>
    <style:style style:name="P66" style:family="paragraph" style:parent-style-name="Standard">
      <style:paragraph-properties fo:text-align="justify" style:justify-single-word="false"/>
      <style:text-properties fo:color="#808080" style:font-name="Courier New" fo:font-size="20pt" fo:language="ru" fo:country="RU" fo:font-weight="bold" officeooo:rsid="00177321" officeooo:paragraph-rsid="00177321" style:font-size-asian="20pt" style:font-weight-asian="bold" style:font-size-complex="20pt" style:font-weight-complex="bold"/>
    </style:style>
    <style:style style:name="P67" style:family="paragraph" style:parent-style-name="Standard">
      <style:text-properties fo:color="#808080" style:font-name="Courier New" fo:font-size="20pt" fo:language="ru" fo:country="RU" fo:font-weight="bold" officeooo:rsid="00177321" officeooo:paragraph-rsid="00177321" style:font-size-asian="20pt" style:font-weight-asian="bold" style:font-size-complex="20pt" style:font-weight-complex="bold"/>
    </style:style>
    <style:style style:name="P68" style:family="paragraph" style:parent-style-name="Standard">
      <style:paragraph-properties fo:text-align="justify" style:justify-single-word="false"/>
      <style:text-properties fo:color="#808080" style:font-name="Courier New" fo:font-size="20pt" fo:language="ru" fo:country="RU" fo:font-weight="bold" officeooo:rsid="0025b83d" officeooo:paragraph-rsid="0025b83d" style:font-size-asian="20pt" style:font-weight-asian="bold" style:font-size-complex="20pt" style:font-weight-complex="bold"/>
    </style:style>
    <style:style style:name="P69" style:family="paragraph" style:parent-style-name="Standard">
      <style:paragraph-properties fo:text-align="justify" style:justify-single-word="false"/>
      <style:text-properties style:text-position="0% 100%" style:font-name="Tahoma" fo:font-size="8pt" fo:language="ru" fo:country="RU" officeooo:rsid="002870df" officeooo:paragraph-rsid="002870df" style:font-size-asian="8pt" style:font-size-complex="8pt"/>
    </style:style>
    <style:style style:name="P70" style:family="paragraph" style:parent-style-name="Standard">
      <style:paragraph-properties fo:text-align="justify" style:justify-single-word="false"/>
      <style:text-properties style:text-position="0% 100%" style:font-name="Tahoma" fo:font-size="8pt" fo:language="en" fo:country="US" officeooo:rsid="002870df" officeooo:paragraph-rsid="002870df" style:font-size-asian="8pt" style:font-size-complex="8pt"/>
    </style:style>
    <style:style style:name="P71" style:family="paragraph" style:parent-style-name="Standard">
      <style:paragraph-properties fo:text-align="justify" style:justify-single-word="false"/>
      <style:text-properties style:text-position="0% 100%" style:font-name="Tahoma" fo:font-size="8pt" fo:language="en" fo:country="US" officeooo:rsid="002870df" officeooo:paragraph-rsid="0028877d" style:font-size-asian="8pt" style:font-size-complex="8pt"/>
    </style:style>
    <style:style style:name="P72" style:family="paragraph" style:parent-style-name="Standard">
      <style:paragraph-properties fo:text-align="justify" style:justify-single-word="false" fo:break-before="page"/>
      <style:text-properties fo:color="#808080" style:font-name="Courier New" fo:font-size="20pt" fo:language="ru" fo:country="RU" fo:font-weight="bold" officeooo:rsid="00177321" officeooo:paragraph-rsid="00177321" style:font-size-asian="20pt" style:font-weight-asian="bold" style:font-size-complex="20pt" style:font-weight-complex="bold"/>
    </style:style>
    <style:style style:name="P73" style:family="paragraph" style:parent-style-name="Standard">
      <style:paragraph-properties fo:break-before="page"/>
      <style:text-properties fo:color="#808080" style:font-name="Courier New" fo:font-size="20pt" fo:language="ru" fo:country="RU" fo:font-weight="bold" officeooo:rsid="00177321" officeooo:paragraph-rsid="00177321" style:font-size-asian="20pt" style:font-weight-asian="bold" style:font-size-complex="20pt" style:font-weight-complex="bold"/>
    </style:style>
    <style:style style:name="P74" style:family="paragraph" style:parent-style-name="Standard">
      <style:paragraph-properties fo:text-align="justify" style:justify-single-word="false" fo:break-before="page"/>
      <style:text-properties fo:color="#808080" style:font-name="Courier New" fo:font-size="20pt" fo:language="ru" fo:country="RU" fo:font-weight="bold" officeooo:rsid="0025b83d" officeooo:paragraph-rsid="0025b83d" style:font-size-asian="20pt" style:font-weight-asian="bold" style:font-size-complex="20pt" style:font-weight-complex="bold"/>
    </style:style>
    <style:style style:name="P75" style:family="paragraph" style:parent-style-name="Standard">
      <style:paragraph-properties fo:text-align="justify" style:justify-single-word="false" fo:break-before="page"/>
      <style:text-properties fo:color="#808080" style:font-name="Courier New" fo:font-size="10pt" fo:language="ru" fo:country="RU" fo:font-weight="bold" officeooo:rsid="0005f1fb" officeooo:paragraph-rsid="0005f1fb" style:font-size-asian="10pt" style:font-weight-asian="bold" style:font-size-complex="10pt" style:font-weight-complex="bold"/>
    </style:style>
    <style:style style:name="P76" style:family="paragraph" style:parent-style-name="Standard">
      <style:paragraph-properties fo:text-align="justify" style:justify-single-word="false" fo:break-before="page"/>
      <style:text-properties fo:color="#808080" style:font-name="Courier New" fo:font-size="10pt" fo:language="ru" fo:country="RU" fo:font-weight="bold" officeooo:rsid="000e13a5" officeooo:paragraph-rsid="000e13a5" style:font-size-asian="10pt" style:font-weight-asian="bold" style:font-size-complex="10pt" style:font-weight-complex="bold"/>
    </style:style>
    <style:style style:name="P77" style:family="paragraph" style:parent-style-name="Standard" style:list-style-name="L1">
      <style:paragraph-properties fo:text-align="justify" style:justify-single-word="false"/>
      <style:text-properties style:font-name="Tahoma" fo:font-size="8pt" fo:language="ru" fo:country="RU" officeooo:rsid="00025762" officeooo:paragraph-rsid="00025762" style:font-size-asian="8pt" style:font-size-complex="8pt"/>
    </style:style>
    <style:style style:name="P78" style:family="paragraph" style:parent-style-name="Standard" style:list-style-name="L2">
      <style:paragraph-properties fo:text-align="justify" style:justify-single-word="false"/>
      <style:text-properties style:font-name="Tahoma" fo:font-size="8pt" fo:language="ru" fo:country="RU" officeooo:rsid="0008d422" officeooo:paragraph-rsid="0008d422" style:font-size-asian="8pt" style:font-size-complex="8pt"/>
    </style:style>
    <style:style style:name="P79" style:family="paragraph" style:parent-style-name="Standard" style:list-style-name="L3">
      <style:paragraph-properties fo:text-align="justify" style:justify-single-word="false"/>
      <style:text-properties style:font-name="Tahoma" fo:font-size="8pt" fo:language="ru" fo:country="RU" officeooo:rsid="00207032" officeooo:paragraph-rsid="00207032" style:font-size-asian="8pt" style:font-size-complex="8pt"/>
    </style:style>
    <style:style style:name="P80" style:family="paragraph" style:parent-style-name="Standard" style:list-style-name="L3">
      <style:paragraph-properties fo:text-align="justify" style:justify-single-word="false"/>
      <style:text-properties style:font-name="Tahoma" fo:font-size="8pt" fo:language="ru" fo:country="RU" officeooo:rsid="00207032" officeooo:paragraph-rsid="0021f035" style:font-size-asian="8pt" style:font-size-complex="8pt"/>
    </style:style>
    <style:style style:name="P81" style:family="paragraph" style:parent-style-name="Standard" style:list-style-name="L4">
      <style:paragraph-properties fo:text-align="justify" style:justify-single-word="false"/>
      <style:text-properties style:font-name="Tahoma" fo:font-size="8pt" fo:language="ru" fo:country="RU" officeooo:rsid="000d1f32" officeooo:paragraph-rsid="000d1f32" style:font-size-asian="8pt" style:font-size-complex="8pt"/>
    </style:style>
    <style:style style:name="P82" style:family="paragraph" style:parent-style-name="Standard" style:list-style-name="L5">
      <style:paragraph-properties fo:text-align="justify" style:justify-single-word="false"/>
      <style:text-properties style:font-name="Tahoma" fo:font-size="8pt" fo:language="ru" fo:country="RU" officeooo:rsid="000e13a5" officeooo:paragraph-rsid="000e13a5" style:font-size-asian="8pt" style:font-size-complex="8pt"/>
    </style:style>
    <style:style style:name="P83" style:family="paragraph" style:parent-style-name="Standard" style:list-style-name="L6">
      <style:paragraph-properties fo:text-align="justify" style:justify-single-word="false"/>
      <style:text-properties style:font-name="Tahoma" fo:font-size="8pt" fo:language="ru" fo:country="RU" officeooo:rsid="0011041a" officeooo:paragraph-rsid="0011041a" style:font-size-asian="8pt" style:font-size-complex="8pt"/>
    </style:style>
    <style:style style:name="P84" style:family="paragraph" style:parent-style-name="Standard" style:list-style-name="L7">
      <style:paragraph-properties fo:text-align="justify" style:justify-single-word="false"/>
      <style:text-properties style:font-name="Tahoma" fo:font-size="8pt" fo:language="ru" fo:country="RU" officeooo:rsid="00139c52" officeooo:paragraph-rsid="00139c52" style:font-size-asian="8pt" style:font-size-complex="8pt"/>
    </style:style>
    <style:style style:name="P85" style:family="paragraph" style:parent-style-name="Standard" style:list-style-name="L8">
      <style:paragraph-properties fo:text-align="justify" style:justify-single-word="false"/>
      <style:text-properties style:font-name="Tahoma" fo:font-size="8pt" fo:language="ru" fo:country="RU" officeooo:rsid="00156e8c" officeooo:paragraph-rsid="00156e8c" style:font-size-asian="8pt" style:font-size-complex="8pt"/>
    </style:style>
    <style:style style:name="P86" style:family="paragraph" style:parent-style-name="Standard">
      <style:paragraph-properties fo:text-align="justify" style:justify-single-word="false"/>
      <style:text-properties style:font-name="Tahoma" fo:font-size="8pt" fo:language="ru" fo:country="RU" officeooo:rsid="00280879" officeooo:paragraph-rsid="00280879" style:font-size-asian="8pt" style:font-size-complex="8pt"/>
    </style:style>
    <style:style style:name="P87" style:family="paragraph" style:parent-style-name="Standard">
      <style:paragraph-properties fo:text-align="justify" style:justify-single-word="false"/>
      <style:text-properties style:font-name="Tahoma" fo:font-size="8pt" fo:language="en" fo:country="US" officeooo:rsid="002fe920" officeooo:paragraph-rsid="002fe920" style:font-size-asian="8pt" style:font-size-complex="8pt"/>
    </style:style>
    <style:style style:name="P88" style:family="paragraph" style:parent-style-name="Standard">
      <style:paragraph-properties fo:text-align="justify" style:justify-single-word="false" fo:break-before="page"/>
      <style:text-properties style:font-name="Tahoma" fo:font-size="8pt" fo:language="ru" fo:country="RU" officeooo:rsid="00280879" officeooo:paragraph-rsid="00280879" style:font-size-asian="8pt" style:font-size-complex="8pt"/>
    </style:style>
    <style:style style:name="T1" style:family="text">
      <style:text-properties fo:language="en" fo:country="US"/>
    </style:style>
    <style:style style:name="T2" style:family="text">
      <style:text-properties fo:language="en" fo:country="US" officeooo:rsid="0018ba1e"/>
    </style:style>
    <style:style style:name="T3" style:family="text">
      <style:text-properties fo:language="en" fo:country="US" officeooo:rsid="00276488"/>
    </style:style>
    <style:style style:name="T4" style:family="text">
      <style:text-properties fo:language="en" fo:country="US" officeooo:rsid="0028877d"/>
    </style:style>
    <style:style style:name="T5" style:family="text">
      <style:text-properties fo:language="en" fo:country="US" officeooo:rsid="003056e8"/>
    </style:style>
    <style:style style:name="T6" style:family="text">
      <style:text-properties fo:language="en" fo:country="US" officeooo:rsid="00309e0b"/>
    </style:style>
    <style:style style:name="T7" style:family="text">
      <style:text-properties fo:language="en" fo:country="US" officeooo:rsid="00335852"/>
    </style:style>
    <style:style style:name="T8" style:family="text">
      <style:text-properties style:font-name="Courier New"/>
    </style:style>
    <style:style style:name="T9" style:family="text">
      <style:text-properties style:font-name="Courier New" fo:language="en" fo:country="US"/>
    </style:style>
    <style:style style:name="T10" style:family="text">
      <style:text-properties officeooo:rsid="0003edb8"/>
    </style:style>
    <style:style style:name="T11" style:family="text">
      <style:text-properties officeooo:rsid="000a63bf"/>
    </style:style>
    <style:style style:name="T12" style:family="text">
      <style:text-properties officeooo:rsid="000e563e"/>
    </style:style>
    <style:style style:name="T13" style:family="text">
      <style:text-properties officeooo:rsid="000fd1e4"/>
    </style:style>
    <style:style style:name="T14" style:family="text">
      <style:text-properties officeooo:rsid="0017aaa3"/>
    </style:style>
    <style:style style:name="T15" style:family="text">
      <style:text-properties officeooo:rsid="0018ba1e"/>
    </style:style>
    <style:style style:name="T16" style:family="text">
      <style:text-properties officeooo:rsid="001a9b80"/>
    </style:style>
    <style:style style:name="T17" style:family="text">
      <style:text-properties officeooo:rsid="001bdad0"/>
    </style:style>
    <style:style style:name="T18" style:family="text">
      <style:text-properties officeooo:rsid="0021f035"/>
    </style:style>
    <style:style style:name="T19" style:family="text">
      <style:text-properties officeooo:rsid="0022a1ea"/>
    </style:style>
    <style:style style:name="T20" style:family="text">
      <style:text-properties officeooo:rsid="00251135"/>
    </style:style>
    <style:style style:name="T21" style:family="text">
      <style:text-properties officeooo:rsid="00276488"/>
    </style:style>
    <style:style style:name="T22" style:family="text">
      <style:text-properties officeooo:rsid="002870df"/>
    </style:style>
    <style:style style:name="T23" style:family="text">
      <style:text-properties style:text-position="super 58%"/>
    </style:style>
    <style:style style:name="T24" style:family="text">
      <style:text-properties style:text-position="super 58%" fo:language="en" fo:country="US"/>
    </style:style>
    <style:style style:name="T25" style:family="text">
      <style:text-properties style:text-position="super 58%" fo:language="en" fo:country="US" officeooo:rsid="00309e0b"/>
    </style:style>
    <style:style style:name="T26" style:family="text">
      <style:text-properties style:text-position="0% 100%"/>
    </style:style>
    <style:style style:name="T27" style:family="text">
      <style:text-properties style:text-position="0% 100%" fo:language="en" fo:country="US"/>
    </style:style>
    <style:style style:name="T28" style:family="text">
      <style:text-properties style:text-position="0% 100%" fo:language="en" fo:country="US" officeooo:rsid="002a5e61"/>
    </style:style>
    <style:style style:name="T29" style:family="text">
      <style:text-properties style:text-position="0% 100%" fo:language="en" fo:country="US" officeooo:rsid="002870df"/>
    </style:style>
    <style:style style:name="T30" style:family="text">
      <style:text-properties style:text-position="0% 100%" fo:language="en" fo:country="US" officeooo:rsid="002cca13"/>
    </style:style>
    <style:style style:name="T31" style:family="text">
      <style:text-properties style:text-position="0% 100%" fo:language="en" fo:country="US" officeooo:rsid="002dc944"/>
    </style:style>
    <style:style style:name="T32" style:family="text">
      <style:text-properties style:text-position="0% 100%" fo:language="en" fo:country="US" officeooo:rsid="00309e0b"/>
    </style:style>
    <style:style style:name="T33" style:family="text">
      <style:text-properties style:text-position="0% 100%" officeooo:rsid="0028877d"/>
    </style:style>
    <style:style style:name="T34" style:family="text">
      <style:text-properties style:text-position="0% 100%" officeooo:rsid="002a5e61"/>
    </style:style>
    <style:style style:name="T35" style:family="text">
      <style:text-properties style:text-position="0% 100%" officeooo:rsid="002c5122"/>
    </style:style>
    <style:style style:name="T36" style:family="text">
      <style:text-properties style:text-position="0% 100%" officeooo:rsid="002cca13"/>
    </style:style>
    <style:style style:name="T37" style:family="text">
      <style:text-properties style:text-position="0% 100%" officeooo:rsid="002dc944"/>
    </style:style>
    <style:style style:name="T38" style:family="text">
      <style:text-properties style:text-position="0% 100%" officeooo:rsid="00309e0b"/>
    </style:style>
    <style:style style:name="T39" style:family="text">
      <style:text-properties officeooo:rsid="0028877d"/>
    </style:style>
    <style:style style:name="T40" style:family="text">
      <style:text-properties officeooo:rsid="002e313b"/>
    </style:style>
    <style:style style:name="T41" style:family="text">
      <style:text-properties officeooo:rsid="003056e8"/>
    </style:style>
    <style:style style:name="T42" style:family="text">
      <style:text-properties officeooo:rsid="0033585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Часть 1 (Логика)</text:p>
      <text:p text:style-name="P67"/>
      <text:p text:style-name="P61">Логические операции</text:p>
      <text:p text:style-name="P61"/>
      <text:p text:style-name="P47">Исключающее ИЛИ</text:p>
      <text:p text:style-name="P47"/>
      <text:p text:style-name="P7">Этот логический оператор отстутствует в ряде ЯПВУ.</text:p>
      <text:p text:style-name="P7">Его можно имитировать следующим образом.</text:p>
      <text:p text:style-name="P2">A ? (A &amp;&amp; !B) : (!A &amp;&amp; B);</text:p>
      <text:p text:style-name="P2"/>
      <text:p text:style-name="P7">это код на языке<text:span text:style-name="T8"> </text:span><text:span text:style-name="T9">C</text:span><text:span text:style-name="T1">, </text:span>задействующий тернарный оператор, и логические высказывания в его составляющих. Здесь<text:span text:style-name="T8"> </text:span><text:span text:style-name="T9">A</text:span><text:span text:style-name="T1">,</text:span><text:span text:style-name="T9"> B – </text:span>операнды имитируемой операции <text:span text:style-name="T1">XOR</text:span>.</text:p>
      <text:p text:style-name="P7">Работа этого выражения описывается следующей таблицей истинности.</text:p>
      <text:p text:style-name="P2">A<text:tab/>B<text:tab/>Result</text:p>
      <text:p text:style-name="P2">0<text:tab/>0<text:tab/>0</text:p>
      <text:p text:style-name="P2">0<text:tab/>1<text:tab/>1</text:p>
      <text:p text:style-name="P2">1<text:tab/>0<text:tab/>1</text:p>
      <text:p text:style-name="P2">1<text:tab/>1<text:tab/>0</text:p>
      <text:p text:style-name="P2"/>
      <text:p text:style-name="P7">Как видно из таблицы истинности, это выражение имитирует операцию <text:span text:style-name="T1">XOR.</text:span></text:p>
      <text:p text:style-name="P52"/>
      <text:p text:style-name="P52">Импликация</text:p>
      <text:p text:style-name="P30"/>
      <text:p text:style-name="P30">Эта операция обозначается как <text:span text:style-name="T1">A → B, </text:span>и трактуется как «ложь — если из истины следует ложь, иначе — истина».</text:p>
      <text:p text:style-name="P8">Этот логический оператор отстутствует в ряде ЯПВУ.</text:p>
      <text:p text:style-name="P8">Его можно имитировать следующим образом.</text:p>
      <text:p text:style-name="P3">!<text:span text:style-name="T20">A || B</text:span>;</text:p>
      <text:p text:style-name="P3"/>
      <text:p text:style-name="P8">это код на языке<text:span text:style-name="T8"> </text:span><text:span text:style-name="T9">C</text:span><text:span text:style-name="T1">, </text:span>задействующий <text:s/>логические <text:span text:style-name="T20">операторы</text:span>. Здесь<text:span text:style-name="T8"> </text:span><text:span text:style-name="T9">A</text:span><text:span text:style-name="T1">,</text:span><text:span text:style-name="T9"> B – </text:span>операнды имитируемой операции →.</text:p>
      <text:p text:style-name="P8">Работа этого выражения описывается следующей таблицей истинности.</text:p>
      <text:p text:style-name="P3">A<text:tab/>B<text:tab/>Result</text:p>
      <text:p text:style-name="P3">0<text:tab/>0<text:tab/><text:span text:style-name="T20">1</text:span></text:p>
      <text:p text:style-name="P3">0<text:tab/>1<text:tab/>1</text:p>
      <text:p text:style-name="P3">1<text:tab/>0<text:tab/><text:span text:style-name="T20">0</text:span></text:p>
      <text:p text:style-name="P3">1<text:tab/>1<text:tab/><text:span text:style-name="T20">1</text:span></text:p>
      <text:p text:style-name="P3"/>
      <text:p text:style-name="P8">Как видно из таблицы истинности, это выражение имитирует операцию →<text:span text:style-name="T1">.</text:span></text:p>
      <text:p text:style-name="P67"/>
      <text:p text:style-name="P73">Часть 2 (Сортировка)</text:p>
      <text:p text:style-name="P67"/>
      <text:p text:style-name="P59">Сортировка и поиск</text:p>
      <text:p text:style-name="P9"/>
      <text:p text:style-name="P26">Сортировка и поиск — классические задачи информатики.</text:p>
      <text:p text:style-name="P26">Алгоритмы сортировки и поиска изложены в следующих подглавах.</text:p>
      <text:p text:style-name="P63"/>
      <text:p text:style-name="P63">Сортировка</text:p>
      <text:p text:style-name="P9"/>
      <text:p text:style-name="P26">Сортировка — это собственно сортировка данных по целевому критерию.</text:p>
      <text:p text:style-name="P26">В целях простоты изложения будет рассмотрена сортировка массивов.</text:p>
      <text:p text:style-name="P48"/>
      <text:p text:style-name="P48">Сортировка выбором</text:p>
      <text:p text:style-name="P9"/>
      <text:p text:style-name="P10">Алгоритм:</text:p>
      <text:list xml:id="list3880272567" text:style-name="L1">
        <text:list-item>
          <text:p text:style-name="P77">находим наименьший элемент массива; перемещаем его в начало массива;</text:p>
        </text:list-item>
        <text:list-item>
          <text:p text:style-name="P77">находим наименьший элемент оставшейся части массива; перемещаем его в начало оставшейся части массива;</text:p>
        </text:list-item>
        <text:list-item>
          <text:p text:style-name="P77">повторяем предыдущий шаг итеративно, до перебора предпоследнего элемента массива (после перебора предпоследнего элемента массива сортировка будет завершена — действительно, после этого останется лишь один последний элемент, а сортировать один <text:span text:style-name="T10">единственный</text:span> элемент не имеет смысла);</text:p>
        </text:list-item>
      </text:list>
      <text:p text:style-name="P10"/>
      <text:p text:style-name="P12">Коментарий:</text:p>
      <text:p text:style-name="P22">найти наименьший элемент можно следующим простейшим способом — последовательно сравнивать элементы массива с его первым элементом, и условно обменивать его с ним; тогда, в результате, первым окажется наименьший элемент массива (действительно, каким бы ни был первый элемент массива изначально, в ходе последовательных сравнений (и условных обменов) на его месте окажется самый меньший элемент);</text:p>
      <text:p text:style-name="P22"/>
      <text:p text:style-name="P33">Вычислительная сложность:</text:p>
      <text:p text:style-name="P33">алгоритм делает <text:span text:style-name="T1">n </text:span>машинных циклов при первом проходе, и <text:span text:style-name="T1">n – m </text:span>на последующих (<text:span text:style-name="T1">m – </text:span>номер прохода), итого — (в интересах ассимптотической оценки будем считать <text:span text:style-name="T1">n – m = n</text:span>)<text:span text:style-name="T1"> n </text:span>проходов по <text:span text:style-name="T1">n </text:span>элементов в каждом проходе, что результирует значением <text:span text:style-name="T1">n</text:span><text:span text:style-name="T24">2</text:span><text:span text:style-name="T27">;</text:span></text:p>
      <text:p text:style-name="P69">за проход считать сравнение элементов, и их условный обмен;</text:p>
      <text:p text:style-name="P53"/>
      <text:p text:style-name="P75">Сортировка вставкой</text:p>
      <text:p text:style-name="P11"/>
      <text:p text:style-name="P11">Алгоритм:</text:p>
      <text:list xml:id="list249082460" text:style-name="L2">
        <text:list-item>
          <text:p text:style-name="P78">сравниваем первую пару элементов, и <text:span text:style-name="T17">условно</text:span> их меняем местами; <text:span text:style-name="T11">при этом, всплывший элемент сравниваем с последующим, и так итеративно, до конца массива</text:span>;</text:p>
        </text:list-item>
        <text:list-item>
          <text:p text:style-name="P78">смещаем фокус внимания на один элемент; повторяем шаг один;</text:p>
        </text:list-item>
        <text:list-item>
          <text:p text:style-name="P78">повторяем предыдущий шаг итеративно, до смещения фокуса на предпоследний элемент (тогда будет пройден весь массив — действительно, ведь сравнение происходит по парам элементов);</text:p>
        </text:list-item>
      </text:list>
      <text:p text:style-name="P12"/>
      <text:p text:style-name="P12">Комментарий:</text:p>
      <text:p text:style-name="P13">этот алгоритм работает так — после шага один на верху оказывается элемент (имеющий значение- экстремум), последующий шаг сортирует оставшуюся часть массива, и, таким образом, сортировка со всплывшим элементом не требуется; это касается и всех последующих шагов;</text:p>
      <text:p text:style-name="P13">необходимо помнить об этой особенности алгоритма, дабы эффективно его реализовать;</text:p>
      <text:p text:style-name="P35">это и есть пресловутая «пузырьковая сортировка»;</text:p>
      <text:p text:style-name="P23"/>
      <text:p text:style-name="P33">Вычислительная сложность:</text:p>
      <text:p text:style-name="P33">алгоритм делает <text:span text:style-name="T1">n </text:span>машинных циклов при первом проходе, и <text:span text:style-name="T1">n – m </text:span>на последующих (<text:span text:style-name="T1">m – </text:span>номер прохода), итого — (в интересах ассимптотической оценки будем считать <text:span text:style-name="T1">n – m = n</text:span>)<text:span text:style-name="T1"> n </text:span>проходов по <text:span text:style-name="T1">n </text:span>элементов в каждом проходе, что результирует значением <text:span text:style-name="T1">n</text:span><text:span text:style-name="T24">2</text:span><text:span text:style-name="T27">;</text:span></text:p>
      <text:p text:style-name="P70">за проход считать сравнение элементов, и их условный обмен;</text:p>
      <text:p text:style-name="P51"/>
      <text:p text:style-name="P51">Быстрая сортировка</text:p>
      <text:p text:style-name="P27"/>
      <text:p text:style-name="P27">Алгоритм:</text:p>
      <text:list xml:id="list1515369353" text:style-name="L3">
        <text:list-item>
          <text:p text:style-name="P79">выполнить сортировку элементов относительно середины массива;</text:p>
        </text:list-item>
        <text:list-item>
          <text:p text:style-name="P80">повторить шаг один для <text:span text:style-name="T18">частей массива (располагающихся по краям середины), и так итеративно, покуда части массива (располагающихся по краям середины) можно делить посередине;</text:span></text:p>
        </text:list-item>
      </text:list>
      <text:p text:style-name="P28"/>
      <text:p text:style-name="P29">Комментарий:</text:p>
      <text:p text:style-name="P29">при итеративном дроблении массива по середине, в результате все элементы массива будут отсортированы (действительно, если дробление произведено итеративно, до предела дробимости, то приходится говорить о том, что <text:span text:style-name="T19">элементы отсортированы не только относительно нее, но и относительно друг друга вообще</text:span>);</text:p>
      <text:p text:style-name="P29">в интересах реализации этого алгоритма необходимо помнить следующее: если при вычислении индекса середины массива будет получено нецелое значение — то его следует округлить, если дробимая часть массива окажется вырожденной (насчитывающей всего два элемента) — то вместо ее дробления следует перейти к сравнению этих двух элементов;</text:p>
      <text:p text:style-name="P29"><text:soft-page-break/>это один из самых быстрых алгоритмов сортировки;</text:p>
      <text:p text:style-name="P24"/>
      <text:p text:style-name="P34">Вычислительная сложность:</text:p>
      <text:p text:style-name="P34">алгоритм делает <text:span text:style-name="T1">n </text:span>машинных циклов при первом проходе, и <text:span text:style-name="T39">2*</text:span><text:span text:style-name="T4">n/2</text:span><text:span text:style-name="T1"> </text:span>на последующих, итого —<text:span text:style-name="T1"> n </text:span>проходов по <text:span text:style-name="T1">n </text:span>элементов в каждом проходе, что результирует значением <text:span text:style-name="T1">n</text:span><text:span text:style-name="T24">2</text:span><text:span text:style-name="T27">; </text:span><text:span text:style-name="T33">однако, на практике, этот алгоритм не приводит к необходимости перемещать все элементы на каждом шаге (перемещение — наиболее затратная операция, а частичная сортировка практически нивелирует эту необходимость); таким образом, необходимость перемещения уменьшается с каждым проходом, и обратно пропорциональна номеру прохода </text:span><text:span text:style-name="T34">(с каждым проходом снижается вдвое)</text:span><text:span text:style-name="T33">; </text:span><text:span text:style-name="T34">на практике алгоритм следует оценивать так — </text:span><text:span text:style-name="T28">n </text:span><text:span text:style-name="T34">проходов по </text:span><text:span text:style-name="T28">2/n </text:span><text:span text:style-name="T34">перемещений в каждом, что результирует значением </text:span><text:span text:style-name="T28">n log(n), </text:span><text:span text:style-name="T34">соответственно </text:span><text:span text:style-name="T28">O(n) = log(n).</text:span></text:p>
      <text:p text:style-name="P71">за проход считать сравнение элементов, и их условный обмен;</text:p>
      <text:p text:style-name="P64"/>
      <text:p text:style-name="P64">Поиск</text:p>
      <text:p text:style-name="P14"/>
      <text:p text:style-name="P25">Поиск — это собственно поиск целевого значения. Для поиска <text:s/>отсортированных и неотсортированных массивах служат соответствующие алгоритмы.</text:p>
      <text:p text:style-name="P25">В целях простоты изложения поиск будет рассматриваться на массивах.</text:p>
      <text:p text:style-name="P49"/>
      <text:p text:style-name="P49">Линейный поиск</text:p>
      <text:p text:style-name="P14"/>
      <text:p text:style-name="P14">Алгоритм:</text:p>
      <text:list xml:id="list4259224557" text:style-name="L4">
        <text:list-item>
          <text:p text:style-name="P81">проверить элемент массива на целевое значение, при совпадении с ним вернуть этот элемент;</text:p>
        </text:list-item>
        <text:list-item>
          <text:p text:style-name="P81">повторить шаг один со следующим элементом, и так итеративно, до конца массива;</text:p>
        </text:list-item>
      </text:list>
      <text:p text:style-name="P14"/>
      <text:p text:style-name="P14">Комментарий:</text:p>
      <text:p text:style-name="P14">этот алгоритм применяется только к небольшим массивам <text:span text:style-name="T16">(по причине его тривиальной логики и соответственно низкой производительности)</text:span>;</text:p>
      <text:p text:style-name="P22">элементарный алгоритм линейного поиска наименьшего элемента был рассмотрен выше, в пг. Сортировка п. Сортировка выбором — на первом шаге этого алгоритма будет найден наименьший элемент, и в результате этого шага он будет первым элементом массива; это простейший алгоритм, позволяющий найти наименьший элемент в неотсортированном массиве;</text:p>
      <text:p text:style-name="P22"/>
      <text:p text:style-name="P36">Вычислительная сложность:</text:p>
      <text:p text:style-name="P36">всего алгоритм делает <text:span text:style-name="T1">n </text:span>шагов — итого — один шаг по <text:span text:style-name="T1">n </text:span>элемнтов в нем, что результирует зачением <text:span text:style-name="T1">n;</text:span></text:p>
      <text:p text:style-name="P54"/>
      <text:p text:style-name="P76">Направленный поиск</text:p>
      <text:p text:style-name="P15"/>
      <text:p text:style-name="P15">Направленный поиск применяется когда заведомо целесообразно то или иное направление обхода при поиске. Определенное направление поиска заведомо целесообразно при поиске по иерархическим структурам данных.</text:p>
      <text:p text:style-name="P4"/>
      <text:p text:style-name="P4">Поиск в глубину</text:p>
      <text:p text:style-name="P15"/>
      <text:p text:style-name="P15">Алгоритм:</text:p>
      <text:list xml:id="list4274622856" text:style-name="L5">
        <text:list-item>
          <text:p text:style-name="P82">спуститься по верхней размерности массива до последней его размерности, перебрать элементы этой размерности (на предмет наличия целевого значения);</text:p>
        </text:list-item>
        <text:list-item>
          <text:p text:style-name="P82">повторить шаг один со следующей <text:span text:style-name="T12">верхней </text:span>размерностью массива, и так итеративно, по всем размерностям;</text:p>
        </text:list-item>
      </text:list>
      <text:p text:style-name="P15"/>
      <text:p text:style-name="P15">Комментарий:</text:p>
      <text:p text:style-name="P15">как следует из названия, поиск производится вглубь иерархической структуры данных; <text:span text:style-name="T12">ради простоты, этот алгоритм рассматривается на многомерных массивах; он может использоваться также на деревьях, тогда он должен учитывать организацию дерева (в отличии от массива, дерево может быть иррегулярной структурой);</text:span></text:p>
      <text:p text:style-name="P5"/>
      <text:p text:style-name="P5">Поиск в <text:span text:style-name="T13">ширину</text:span></text:p>
      <text:p text:style-name="P16"/>
      <text:p text:style-name="P17">Алгоритм:</text:p>
      <text:list xml:id="list4138077454" text:style-name="L6">
        <text:list-item>
          <text:p text:style-name="P83">перебрать верхнюю размерность массива, переключиться на следующую размерность того же уровня иерархии, и так итеративно, до конца всех размерностей этого уровня;</text:p>
        </text:list-item>
        <text:list-item>
          <text:p text:style-name="P83">повторить шаг один для размерностей следующего уровня иерархии, и так итеративно, до конца всех уровней иерархии;</text:p>
        </text:list-item>
      </text:list>
      <text:p text:style-name="P16"/>
      <text:p text:style-name="P16">Комментарий:</text:p>
      <text:p text:style-name="P16">как следует из названия, поиск производится в<text:span text:style-name="T13">ширь</text:span> иерархической структуры данных; <text:span text:style-name="T12">ради простоты, этот алгоритм рассматривается на многомерных массивах; он может использоваться также на деревьях, тогда он должен учитывать организацию дерева (в отличии от массива, дерево может быть иррегулярной структурой);</text:span></text:p>
      <text:p text:style-name="P5"/>
      <text:p text:style-name="P6">Вычслительная сложность направленного пои<text:span text:style-name="T40">с</text:span>ка</text:p>
      <text:p text:style-name="P6"/>
      <text:p text:style-name="P36">Вычислительная сложность:</text:p>
      <text:p text:style-name="P37">алгоритм в худшем случае перебирает все элементы, всего алгоритм делает <text:span text:style-name="T1">n </text:span>шагов — итого — один шаг по <text:span text:style-name="T1">n </text:span>элемнтов в нем, что результирует зачением <text:span text:style-name="T1">n;</text:span><text:span text:style-name="T29"> </text:span><text:span text:style-name="T33">однако, на практике, этот алгоритм не приводит к необходимости </text:span><text:span text:style-name="T35">искать</text:span><text:span text:style-name="T33"> элементы на каждом шаге (</text:span><text:span text:style-name="T35">предполагается, что при направленном поиске </text:span><text:soft-page-break/><text:span text:style-name="T35">вероятность обнаружения целевого элемента не равна на протяжении всего массива</text:span><text:span text:style-name="T33">); таким образом, </text:span><text:span text:style-name="T35">вероятность нахождения увеличивается</text:span><text:span text:style-name="T33"> с каждым проходом </text:span><text:span text:style-name="T35">по следующей размерности массива</text:span><text:span text:style-name="T33">, и </text:span><text:span text:style-name="T35">прямо</text:span><text:span text:style-name="T33"> пропорциональна номеру прохода </text:span><text:span text:style-name="T34">(с каждым проходом </text:span><text:span text:style-name="T35">повышается</text:span><text:span text:style-name="T34">)</text:span><text:span text:style-name="T33">; </text:span><text:span text:style-name="T34">на практике алгоритм следует оценивать так — </text:span><text:span text:style-name="T36">алгоритм перебирает </text:span><text:span text:style-name="T30">m </text:span><text:span text:style-name="T36">элементов на первом шаге (он перебирает элементы его первой размерности)</text:span><text:span text:style-name="T28">, </text:span><text:span text:style-name="T36">и <text:s/></text:span><text:span text:style-name="T30">2/x*m </text:span><text:span text:style-name="T36">на последующих шагах </text:span><text:span text:style-name="T30">(x – </text:span><text:span text:style-name="T36">номер перебираемой последовательности, его необходимо учесть, так как при направленном поиске предполагается — вероятность нахождения в каждой следующей размерности выше(иначе зачем производить направленный поиск?)</text:span><text:span text:style-name="T30">)</text:span><text:span text:style-name="T36">,</text:span><text:span text:style-name="T28"> </text:span><text:span text:style-name="T34">соответственно </text:span><text:span text:style-name="T37">вычислительная сложность вычисляется как у алгоритма быстрой сортировки, </text:span><text:span text:style-name="T28">O(n) = log(n), </text:span><text:span text:style-name="T37">если считать </text:span><text:span text:style-name="T31">m = n</text:span><text:span text:style-name="T28">.</text:span></text:p>
      <text:p text:style-name="P50"/>
      <text:p text:style-name="P50">Бинарный поиск</text:p>
      <text:p text:style-name="P18"/>
      <text:p text:style-name="P18">Алгоритм:</text:p>
      <text:list xml:id="list2816194046" text:style-name="L7">
        <text:list-item>
          <text:p text:style-name="P84">сравнить середину массива с целевым значением, если целевое значение обнаружено, то вернуть этот элемент;</text:p>
        </text:list-item>
        <text:list-item>
          <text:p text:style-name="P84">повторить шаг один, применив его к половине массива, и так итеративно, до нахождения элемента с целевым значением;</text:p>
        </text:list-item>
      </text:list>
      <text:p text:style-name="P18"/>
      <text:p text:style-name="P18">Комментарий:</text:p>
      <text:p text:style-name="P18">этот алгоритм целесообразно применять к предварительно отсортированным массивам, только тогда его эффективность оказывается высока (действительно, только тогда возможно рационально выбрать направление дробления массива пополам, и тем самым ускорить поиск); иначе — его эффективность сравнима с эффективностью линейного поиска;</text:p>
      <text:p text:style-name="P18"/>
      <text:p text:style-name="P38">Вычислительная сложность:</text:p>
      <text:p text:style-name="P38">вычислительная сложность вычисляется как у направленного поиска (так как вероятность обнаружения элемента возрастает скаждым шагом алгоритма), <text:span text:style-name="T1">O(n) = log(n);</text:span></text:p>
      <text:p text:style-name="P58"/>
      <text:p text:style-name="P55">Тернарный поиск</text:p>
      <text:p text:style-name="P20"/>
      <text:p text:style-name="P20">Алгоритм:</text:p>
      <text:list xml:id="list734058914" text:style-name="L8">
        <text:list-item>
          <text:p text:style-name="P85">разделить поле поиска на трети, и искать в средней трети;</text:p>
        </text:list-item>
        <text:list-item>
          <text:p text:style-name="P85">искать в остальных третях;</text:p>
        </text:list-item>
      </text:list>
      <text:p text:style-name="P20"/>
      <text:p text:style-name="P20">Комментарий:</text:p>
      <text:p text:style-name="P20">этот алгорит целесообразно применять к предварительно отсортированным массивам (причем, отсортированным специфическим образом — при котором порядок сортировки меняется от начала к концу массива);</text:p>
      <text:p text:style-name="P19"/>
      <text:p text:style-name="P38">Вычислительная сложность:</text:p>
      <text:p text:style-name="P38"><text:soft-page-break/>вычислительная сложность вычисляется как у направленного поиска (так как вероятность обнаружения элемента возрастает скаждым шагом алгоритма), <text:span text:style-name="T1">O(n) = log(n);</text:span></text:p>
      <text:p text:style-name="P65"/>
      <text:p text:style-name="P65">Резюме</text:p>
      <text:p text:style-name="P39"/>
      <text:p text:style-name="P39">Алгоритмы сортировки в худшем случае делают <text:span text:style-name="T1">n </text:span>проходов по <text:span text:style-name="T1">n </text:span>элементов; соотетственно, их вычислительная сложность равна <text:span text:style-name="T1">n</text:span><text:span text:style-name="T24">2</text:span><text:span text:style-name="T27">.</text:span></text:p>
      <text:p text:style-name="P39"><text:span text:style-name="T26">Алгоритмы поиска в худшем случае делают поиск по всем элементам; соответственно, их вычислительная сложность равна </text:span><text:span text:style-name="T27">n.</text:span></text:p>
      <text:p text:style-name="P66"/>
      <text:p text:style-name="P72">Часть 3 (Хэш)</text:p>
      <text:p text:style-name="P66"/>
      <text:p text:style-name="P60">Хэширование</text:p>
      <text:p text:style-name="P21"/>
      <text:p text:style-name="P21">Хэширование - «свертка», преобразование массива, при котором результатом преобразования является значение, размер которого равен размеру элемента массива. При этом, <text:span text:style-name="T14">не должно быть очевидного соответствия между входными данными и результатом </text:span><text:span text:style-name="T2">(</text:span><text:span text:style-name="T15">по результату должно быть сложно восстановить входные данные</text:span><text:span text:style-name="T2">)</text:span><text:span text:style-name="T14">. И, при этом, разные входные данные должны приводить к формированию разных значений результата. Возникновение одинаковых значений результата называется «коллизией».</text:span></text:p>
      <text:p text:style-name="P40">Существуют различные алгоритмы хэширования.</text:p>
      <text:p text:style-name="P56"/>
      <text:p text:style-name="P56">Алгоритм <text:span text:style-name="T1">CRC</text:span></text:p>
      <text:p text:style-name="P87"/>
      <text:p text:style-name="P87">CRC – Cyclic Redundancy Code.</text:p>
      <text:p text:style-name="P41">Алгоритм работает так. Входной массив трактуется как длинное число. Это число делится на операнд размера элемента массива. Результирующий остаток от деления и есть результат алгоритма.</text:p>
      <text:p text:style-name="P42">В интересах вычислительного процесса деление имитируется, оно заменяется секвенцией вычитаний (вычитаемого из уменьшаемого). Это имеет смысл, так как схемы (выполняющие алгебраическую сумму) работают быстрее, чем схемы (выполняющие умножение). В интересах оптимизации циклического вычитания оно заменяется на вычитание по модулю 2; <text:span text:style-name="T41">модульная арифметика (по модулю 2) специфична тем, что все операции производятся по модулю 2, и перенос (из разряда в разряд) отсутствует. Вычитание по модулю 2 осуществляется операцией </text:span><text:span text:style-name="T5">XOR. </text:span><text:span text:style-name="T41">Это возможно благодаря отсутствию переноса в этой арифметике.</text:span></text:p>
      <text:p text:style-name="P43">Что касается используемого в алгоритме делителя — то он представляет собой определенное значение, подобранное в интересах использования алгоритма.</text:p>
      <text:p text:style-name="P43">Существуют различные реализации алгоритма (они оперируют с делителем разной разрядности). Алгоритм <text:span text:style-name="T1">CRC-8 </text:span>оперирует с делителем размером <text:span text:style-name="T1">1 byte (</text:span>значение делителя <text:span text:style-name="T1">x</text:span><text:span text:style-name="T24">8 </text:span><text:span text:style-name="T27">+ x</text:span><text:span text:style-name="T24">7 </text:span><text:span text:style-name="T27">+ x</text:span><text:span text:style-name="T24">6 </text:span><text:span text:style-name="T27">+ x</text:span><text:span text:style-name="T24">4 </text:span><text:span text:style-name="T27">+ x</text:span><text:span text:style-name="T24">2 </text:span><text:span text:style-name="T27">+ 1, x – </text:span><text:span text:style-name="T26">установленные биты</text:span><text:span text:style-name="T1">), CRC-16 – 2 byte </text:span>(значение делителя <text:s/><text:span text:style-name="T27">x</text:span><text:span text:style-name="T23">16 </text:span><text:span text:style-name="T27">+ x</text:span><text:span text:style-name="T23">15 </text:span><text:span text:style-name="T27">+ x</text:span><text:span text:style-name="T24">2 </text:span><text:span text:style-name="T27">+ 1, x – </text:span><text:span text:style-name="T26">установленные биты</text:span>)<text:span text:style-name="T1">, CRC-32 – 4 byte</text:span> (значение делителя <text:s/><text:span text:style-name="T6">x</text:span><text:span text:style-name="T25">32</text:span><text:span text:style-name="T6"> + x</text:span><text:span text:style-name="T25">26</text:span><text:span text:style-name="T6"> + x</text:span><text:span text:style-name="T25">23</text:span><text:span text:style-name="T6"> + x</text:span><text:span text:style-name="T25">22</text:span><text:span text:style-name="T6"> + x</text:span><text:span text:style-name="T25">16</text:span><text:span text:style-name="T6"> + x</text:span><text:span text:style-name="T25">12</text:span><text:span text:style-name="T6"> + x</text:span><text:span text:style-name="T25">11</text:span><text:span text:style-name="T6"> + x</text:span><text:span text:style-name="T25">10</text:span><text:span text:style-name="T6"> </text:span><text:span text:style-name="T32">+ </text:span><text:span text:style-name="T27">x</text:span><text:span text:style-name="T24">8</text:span><text:span text:style-name="T27"> + x</text:span><text:span text:style-name="T24">7 </text:span><text:span text:style-name="T27">+ x</text:span><text:span text:style-name="T23">5 </text:span><text:span text:style-name="T27">+ x</text:span><text:span text:style-name="T24">4 </text:span><text:span text:style-name="T27">+ x</text:span><text:span text:style-name="T24">2 </text:span><text:span text:style-name="T38">+ </text:span><text:span text:style-name="T32">x</text:span><text:span text:style-name="T25">1 </text:span><text:span text:style-name="T27">+ 1, x – </text:span><text:span text:style-name="T26">установленные биты)</text:span><text:span text:style-name="T1">.</text:span></text:p>
      <text:p text:style-name="P44">При реализации вышеописанного алгоритма необходимо помнить, что этот алгоритм применим, только если входной массив достаточно мал, чтобы остаток от деления уместился в операнде, равном по размеру делителю. Этот алгоритм сохраняет остаток от деления в операнде размером с делитель<text:span text:style-name="T7">. </text:span><text:span text:style-name="T42">Таким образом, максимально возможное количество уникальных хэшей определяется размером делителя (так как ему равен размер остатка от деления)</text:span>. <text:span text:style-name="T42">Так как хэш должен однозначно идентифицировать входной массив, то максимальное число </text:span><text:soft-page-break/><text:span text:style-name="T42">различных входных массивов определяется максимальным количеством уникальных хэшей. Максимальный объем входного массива определяется тем, уложится ли остаток от его деления в размер делителя (которому равен размер остатка от деления). Максимальный размер остатка от деления равен размеру делителя (так как если же его размер больше делителя, то деление возможно). Таким образом, максимальный размер входного массива может быть любым, так как максимальный размер остатка от деления (не важно, сколь большого делимого) всегда равен размеру делителя (согласно вышеописанному).</text:span></text:p>
      <text:p text:style-name="P45">Также необходимо помнить, что в исторической перспективе развития алгоритма детали его реализации могут меняться. В особенности — значения используемых делителей.</text:p>
      <text:p text:style-name="P57"/>
      <text:p text:style-name="P57">О прочих алгоритмах хэширования</text:p>
      <text:p text:style-name="P46"/>
      <text:p text:style-name="P46">Прочие практиче<text:span text:style-name="T42">с</text:span>ки используемые алгоритмы хэширования не тривиальны, и их понимание требует профессиональной математической подготовки.</text:p>
      <text:p text:style-name="P68"/>
      <text:p text:style-name="P74">Часть 4 (Об алгоритмах)</text:p>
      <text:p text:style-name="P68"/>
      <text:p text:style-name="P62">Об алгоритмах</text:p>
      <text:p text:style-name="P62"/>
      <text:p text:style-name="P31">Алгоритм — это собственно алгоритм решения определенной задачи.</text:p>
      <text:p text:style-name="P31">Время работы алгоритма (в зависимости от объема входных данных) <text:span text:style-name="T21">принято обозначать </text:span><text:span text:style-name="T3">T(n). </text:span><text:span text:style-name="T21">Время работы алгоритма принято оценивать ассимптотически — предельно, так как при больших объемах входных данных сам порядок роста функции важнее фигурирующих в ней коэффициентов и прочих значений. Ассимптотическую оценку времени работы алгоритма принято обозначать </text:span><text:span text:style-name="T3">O(n).</text:span></text:p>
      <text:p text:style-name="P32">Время работы алгоритма также может зависеть от входных данных (не их объема, а самих входных данных — их значений и их последовательности), если конечно сама логика работы алгоритма предусматривает эту зависимость.</text:p>
      <text:p text:style-name="P32">Ассимптотическую оценку наименьшего времени работы алгоритма принято обозначать <text:span text:style-name="T1">W(n) - “</text:span>Омега большое от <text:span text:style-name="T1">n”. </text:span>Если наименьшая и наибольшая (<text:span text:style-name="T1">O(n), </text:span>и<text:span text:style-name="T1"> W(n)</text:span>) ассимптотические оценки равны, то оценку принято обозначать <text:span text:style-name="T1">Theta(n) - “</text:span>Тэта большое от <text:span text:style-name="T1">n”. </text:span>Разумеется, эти оценки имеют смысл, только когда логика работы алгоритма <text:span text:style-name="T22">зависит от входных данных.</text:span></text:p>
      <text:p text:style-name="P88"/>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Tahoma" fo:font-size="10pt" fo:background-color="#ffffff" style:font-size-asian="10pt" style:font-size-complex="10pt"/>
    </style:style>
    <style:page-layout style:name="Mpm1">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6.3$Windows_x86 LibreOffice_project/5896ab1714085361c45cf540f76f60673dd96a72</meta:generator>
    <dc:date>2020-11-29T01:16:01.901000000</dc:date>
    <meta:editing-duration>P1DT13H21M41S</meta:editing-duration>
    <meta:editing-cycles>12</meta:editing-cycles>
    <meta:document-statistic meta:table-count="0" meta:image-count="0" meta:object-count="0" meta:page-count="12" meta:paragraph-count="136" meta:word-count="2000" meta:character-count="14774" meta:non-whitespace-character-count="12878"/>
  </office:meta>
</office:document-meta>
</file>